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insawEventBatch.entrySet( String ident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sawEventBatch.ChainsawEventB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hainsawEventBatch.identifier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sawEventBatch.addEvent( String ident , Logging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